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9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odutoInternoATOMI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3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4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default-cell-style-name="ce10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100000000" calcext:value-type="float" table:number-columns-spanned="2" table:number-rows-spanned="1">
            <text:p>1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200000000" calcext:value-type="float" table:number-columns-spanned="2" table:number-rows-spanned="1">
            <text:p>2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500000000" calcext:value-type="float" table:number-columns-spanned="2" table:number-rows-spanned="1">
            <text:p>5,00E+08</text:p>
          </table:table-cell>
          <table:covered-table-cell table:style-name="ce18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8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956" calcext:value-type="float">
            <text:p>0,26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6329" calcext:value-type="float">
            <text:p>0,136329</text:p>
          </table:table-cell>
          <table:table-cell table:style-name="ce10" table:formula="of:=[.B4]/[.E4]" office:value-type="float" office:value="1.97284510265607" calcext:value-type="float">
            <text:p>1,9728451</text:p>
          </table:table-cell>
          <table:table-cell table:formula="of:=[.F4]/[.D4]" office:value-type="float" office:value="0.986422551328037" calcext:value-type="float">
            <text:p>0,986422551328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795" calcext:value-type="float">
            <text:p>0,284795</text:p>
          </table:table-cell>
          <table:table-cell table:formula="of:=[.B5]/[.J4]" office:value-type="float" office:value="1.94905809441879" calcext:value-type="float">
            <text:p>1,94905809441879</text:p>
          </table:table-cell>
          <table:table-cell table:formula="of:=[.K4]/[.I4]" office:value-type="float" office:value="0.974529047209396" calcext:value-type="float">
            <text:p>0,9745290472093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1.012071" calcext:value-type="float">
            <text:p>1,012071</text:p>
          </table:table-cell>
          <table:table-cell table:formula="of:=[.B8]/[.O4]" office:value-type="float" office:value="1.47013203619114" calcext:value-type="float">
            <text:p>1,4701320</text:p>
          </table:table-cell>
          <table:table-cell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55082" calcext:value-type="float">
            <text:p>0,555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613" calcext:value-type="float">
            <text:p>0,133613</text:p>
          </table:table-cell>
          <table:table-cell table:style-name="ce10" table:formula="of:=[.B4]/[.E5]" office:value-type="float" office:value="2.01294784190161" calcext:value-type="float">
            <text:p>2,0129478</text:p>
          </table:table-cell>
          <table:table-cell table:formula="of:=[.F5]/[.D5]" office:value-type="float" office:value="0.503236960475403" calcext:value-type="float">
            <text:p>0,5032369604754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4704" calcext:value-type="float">
            <text:p>0,254704</text:p>
          </table:table-cell>
          <table:table-cell table:formula="of:=[.B5]/[.J5]" office:value-type="float" office:value="2.17932187951504" calcext:value-type="float">
            <text:p>2,17932187951504</text:p>
          </table:table-cell>
          <table:table-cell table:formula="of:=[.K5]/[.I5]" office:value-type="float" office:value="0.544830469878761" calcext:value-type="float">
            <text:p>0,5448304698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6237" calcext:value-type="float">
            <text:p>0,636237</text:p>
          </table:table-cell>
          <table:table-cell table:formula="of:=[.B8]/[.O5]" office:value-type="float" office:value="2.33855937331529" calcext:value-type="float">
            <text:p>2,3385594</text:p>
          </table:table-cell>
          <table:table-cell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51818" calcext:value-type="float">
            <text:p>0,85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6092" calcext:value-type="float">
            <text:p>0,116092</text:p>
          </table:table-cell>
          <table:table-cell table:style-name="ce10" table:formula="of:=[.B4]/[.E6]" office:value-type="float" office:value="2.31674878544603" calcext:value-type="float">
            <text:p>2,3167488</text:p>
          </table:table-cell>
          <table:table-cell table:formula="of:=[.F6]/[.D6]" office:value-type="float" office:value="0.386124797574337" calcext:value-type="float">
            <text:p>0,3861247975743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56" calcext:value-type="float">
            <text:p>0,2456</text:p>
          </table:table-cell>
          <table:table-cell table:formula="of:=[.B5]/[.J6]" office:value-type="float" office:value="2.26010586319218" calcext:value-type="float">
            <text:p>2,26010586319218</text:p>
          </table:table-cell>
          <table:table-cell table:formula="of:=[.K6]/[.I6]" office:value-type="float" office:value="0.37668431053203" calcext:value-type="float">
            <text:p>0,37668431053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3846" calcext:value-type="float">
            <text:p>0,603846</text:p>
          </table:table-cell>
          <table:table-cell table:formula="of:=[.B8]/[.O6]" office:value-type="float" office:value="2.46400241121081" calcext:value-type="float">
            <text:p>2,4640024</text:p>
          </table:table-cell>
          <table:table-cell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250625" calcext:value-type="float">
            <text:p>1,25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113501" calcext:value-type="float">
            <text:p>0,113501</text:p>
          </table:table-cell>
          <table:table-cell table:style-name="ce11" table:formula="of:=[.B4]/[.E7]" office:value-type="float" office:value="2.3696355098193" calcext:value-type="float">
            <text:p>2,370</text:p>
          </table:table-cell>
          <table:table-cell table:formula="of:=[.F7]/[.D7]" office:value-type="float" office:value="0.296204438727412" calcext:value-type="float">
            <text:p>0,2962044387274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239181" calcext:value-type="float">
            <text:p>0,239181</text:p>
          </table:table-cell>
          <table:table-cell table:formula="of:=[.B5]/[.J7]" office:value-type="float" office:value="2.32076126448171" calcext:value-type="float">
            <text:p>2,32076126448171</text:p>
          </table:table-cell>
          <table:table-cell table:formula="of:=[.K7]/[.I7]" office:value-type="float" office:value="0.290095158060214" calcext:value-type="float">
            <text:p>0,290095158060214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598167" calcext:value-type="float">
            <text:p>0,598167</text:p>
          </table:table-cell>
          <table:table-cell table:style-name="ce11" table:formula="of:=[.B8]/[.O7]" office:value-type="float" office:value="2.48739566040922" calcext:value-type="float">
            <text:p>2,487</text:p>
          </table:table-cell>
          <table:table-cell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487878" calcext:value-type="float">
            <text:p>1,487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4417" calcext:value-type="float">
            <text:p>0,114417</text:p>
          </table:table-cell>
          <table:table-cell table:style-name="ce12" table:formula="of:=[.B4]/[.E8]" office:value-type="float" office:value="2.35066467395579" calcext:value-type="float">
            <text:p>2,351</text:p>
          </table:table-cell>
          <table:table-cell table:formula="of:=[.F8]/[.D8]" office:value-type="float" office:value="0.235066467395579" calcext:value-type="float">
            <text:p>0,235066467395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7072" calcext:value-type="float">
            <text:p>0,227072</text:p>
          </table:table-cell>
          <table:table-cell table:formula="of:=[.B5]/[.J8]" office:value-type="float" office:value="2.44451979988726" calcext:value-type="float">
            <text:p>2,44451979988726</text:p>
          </table:table-cell>
          <table:table-cell table:formula="of:=[.K8]/[.I8]" office:value-type="float" office:value="0.244451979988726" calcext:value-type="float">
            <text:p>0,2444519799887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471" calcext:value-type="float">
            <text:p>0,60471</text:p>
          </table:table-cell>
          <table:table-cell table:style-name="ce12" table:formula="of:=[.B8]/[.O8]" office:value-type="float" office:value="2.46048188387822" calcext:value-type="float">
            <text:p>2,460</text:p>
          </table:table-cell>
          <table:table-cell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4" office:value-type="float" office:value="600000000" calcext:value-type="float">
            <text:p>6,00E+08</text:p>
          </table:table-cell>
          <table:table-cell table:style-name="ce3" office:value-type="float" office:value="1.69872" calcext:value-type="float">
            <text:p>1,6987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300000000" calcext:value-type="float" table:number-columns-spanned="2" table:number-rows-spanned="1">
            <text:p>3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400000000" calcext:value-type="float" table:number-columns-spanned="2" table:number-rows-spanned="1">
            <text:p>4,00E+08</text:p>
          </table:table-cell>
          <table:covered-table-cell table:style-name="ce18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600000000" calcext:value-type="float" table:number-columns-spanned="2" table:number-rows-spanned="1">
            <text:p>6,00E+08</text:p>
          </table:table-cell>
          <table:covered-table-cell table:style-name="ce18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39476" calcext:value-type="float">
            <text:p>0,439476</text:p>
          </table:table-cell>
          <table:table-cell table:formula="of:=[.B6]/[.E14]" office:value-type="float" office:value="1.9382582894174" calcext:value-type="float">
            <text:p>1,9382582894174</text:p>
          </table:table-cell>
          <table:table-cell table:formula="of:=[.F14]/[.D14]" office:value-type="float" office:value="0.969129144708699" calcext:value-type="float">
            <text:p>0,9691291447086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55804" calcext:value-type="float">
            <text:p>0,55804</text:p>
          </table:table-cell>
          <table:table-cell table:style-name="ce10" table:formula="of:=[.B7]/[.J14]" office:value-type="float" office:value="2.24110278833058" calcext:value-type="float">
            <text:p>2,2411028</text:p>
          </table:table-cell>
          <table:table-cell table:formula="of:=[.K14]/[.I14]" office:value-type="float" office:value="1.12055139416529" calcext:value-type="float">
            <text:p>1,120551394165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935627" calcext:value-type="float">
            <text:p>0,935627</text:p>
          </table:table-cell>
          <table:table-cell table:formula="of:=[.B9]/[.O14]" office:value-type="float" office:value="1.81559531736472" calcext:value-type="float">
            <text:p>1,8155953</text:p>
          </table:table-cell>
          <table:table-cell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10151" calcext:value-type="float">
            <text:p>0,410151</text:p>
          </table:table-cell>
          <table:table-cell table:formula="of:=[.B6]/[.E15]" office:value-type="float" office:value="2.07683999307572" calcext:value-type="float">
            <text:p>2,07683999307572</text:p>
          </table:table-cell>
          <table:table-cell table:formula="of:=[.F15]/[.D15]" office:value-type="float" office:value="0.51920999826893" calcext:value-type="float">
            <text:p>0,51920999826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6917" calcext:value-type="float">
            <text:p>0,466917</text:p>
          </table:table-cell>
          <table:table-cell table:style-name="ce10" table:formula="of:=[.B7]/[.J15]" office:value-type="float" office:value="2.67847390435559" calcext:value-type="float">
            <text:p>2,6784739</text:p>
          </table:table-cell>
          <table:table-cell table:formula="of:=[.K15]/[.I15]" office:value-type="float" office:value="0.669618476088898" calcext:value-type="float">
            <text:p>0,669618476088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372" calcext:value-type="float">
            <text:p>0,767372</text:p>
          </table:table-cell>
          <table:table-cell table:formula="of:=[.B9]/[.O15]" office:value-type="float" office:value="2.21368514879354" calcext:value-type="float">
            <text:p>2,2136851</text:p>
          </table:table-cell>
          <table:table-cell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87029" calcext:value-type="float">
            <text:p>0,387029</text:p>
          </table:table-cell>
          <table:table-cell table:formula="of:=[.B6]/[.E16]" office:value-type="float" office:value="2.20091517689889" calcext:value-type="float">
            <text:p>2,20091517689889</text:p>
          </table:table-cell>
          <table:table-cell table:formula="of:=[.F16]/[.D16]" office:value-type="float" office:value="0.366819196149815" calcext:value-type="float">
            <text:p>0,366819196149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1428" calcext:value-type="float">
            <text:p>0,481428</text:p>
          </table:table-cell>
          <table:table-cell table:style-name="ce10" table:formula="of:=[.B7]/[.J16]" office:value-type="float" office:value="2.59774047209552" calcext:value-type="float">
            <text:p>2,5977405</text:p>
          </table:table-cell>
          <table:table-cell table:formula="of:=[.K16]/[.I16]" office:value-type="float" office:value="0.432956745349253" calcext:value-type="float">
            <text:p>0,432956745349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2903" calcext:value-type="float">
            <text:p>0,672903</text:p>
          </table:table-cell>
          <table:table-cell table:formula="of:=[.B9]/[.O16]" office:value-type="float" office:value="2.52446489315696" calcext:value-type="float">
            <text:p>2,5244649</text:p>
          </table:table-cell>
          <table:table-cell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9" office:value-type="float" office:value="0.341625" calcext:value-type="float">
            <text:p>0,341625</text:p>
          </table:table-cell>
          <table:table-cell table:formula="of:=[.B6]/[.E17]" office:value-type="float" office:value="2.49342993047933" calcext:value-type="float">
            <text:p>2,49342993047933</text:p>
          </table:table-cell>
          <table:table-cell table:formula="of:=[.F17]/[.D17]" office:value-type="float" office:value="0.311678741309916" calcext:value-type="float">
            <text:p>0,3116787413099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458957" calcext:value-type="float">
            <text:p>0,458957</text:p>
          </table:table-cell>
          <table:table-cell table:style-name="ce11" table:formula="of:=[.B7]/[.J17]" office:value-type="float" office:value="2.72492847913857" calcext:value-type="float">
            <text:p>2,725</text:p>
          </table:table-cell>
          <table:table-cell table:formula="of:=[.K17]/[.I17]" office:value-type="float" office:value="0.340616059892321" calcext:value-type="float">
            <text:p>0,340616059892321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722787" calcext:value-type="float">
            <text:p>0,722787</text:p>
          </table:table-cell>
          <table:table-cell table:style-name="ce11" table:formula="of:=[.B9]/[.O17]" office:value-type="float" office:value="2.35023596163185" calcext:value-type="float">
            <text:p>2,350</text:p>
          </table:table-cell>
          <table:table-cell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6773" calcext:value-type="float">
            <text:p>0,36773</text:p>
          </table:table-cell>
          <table:table-cell table:formula="of:=[.B6]/[.E18]" office:value-type="float" office:value="2.31642237511217" calcext:value-type="float">
            <text:p>2,31642237511217</text:p>
          </table:table-cell>
          <table:table-cell table:formula="of:=[.F18]/[.D18]" office:value-type="float" office:value="0.231642237511217" calcext:value-type="float">
            <text:p>0,231642237511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4322" calcext:value-type="float">
            <text:p>0,474322</text:p>
          </table:table-cell>
          <table:table-cell table:style-name="ce12" table:formula="of:=[.B7]/[.J18]" office:value-type="float" office:value="2.63665821952176" calcext:value-type="float">
            <text:p>2,637</text:p>
          </table:table-cell>
          <table:table-cell table:formula="of:=[.K18]/[.I18]" office:value-type="float" office:value="0.263665821952176" calcext:value-type="float">
            <text:p>0,263665821952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0144" calcext:value-type="float">
            <text:p>0,720144</text:p>
          </table:table-cell>
          <table:table-cell table:style-name="ce12" table:formula="of:=[.B9]/[.O18]" office:value-type="float" office:value="2.35886156102113" calcext:value-type="float">
            <text:p>2,359</text:p>
          </table:table-cell>
          <table:table-cell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</table:table>
      <table:table table:name="produtoInternoRED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100000000" calcext:value-type="float" table:number-columns-spanned="2" table:number-rows-spanned="1">
            <text:p>1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200000000" calcext:value-type="float" table:number-columns-spanned="2" table:number-rows-spanned="1">
            <text:p>2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500000000" calcext:value-type="float" table:number-columns-spanned="2" table:number-rows-spanned="1">
            <text:p>5,00E+08</text:p>
          </table:table-cell>
          <table:covered-table-cell table:style-name="ce17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7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956" calcext:value-type="float">
            <text:p>0,268956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138131" calcext:value-type="float">
            <text:p>0,138131</text:p>
          </table:table-cell>
          <table:table-cell table:style-name="ce10" table:formula="of:=[.B4]/[.E4]" office:value-type="float" office:value="1.94710817991617" calcext:value-type="float">
            <text:p>1,9471082</text:p>
          </table:table-cell>
          <table:table-cell table:style-name="ce3" table:formula="of:=[.F4]/[.D4]" office:value-type="float" office:value="0.973554089958083" calcext:value-type="float">
            <text:p>0,973554089958083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284795" calcext:value-type="float">
            <text:p>0,284795</text:p>
          </table:table-cell>
          <table:table-cell table:style-name="ce3" table:formula="of:=[.B5]/[.J4]" office:value-type="float" office:value="1.94905809441879" calcext:value-type="float">
            <text:p>1,94905809441879</text:p>
          </table:table-cell>
          <table:table-cell table:style-name="ce3" table:formula="of:=[.K4]/[.I4]" office:value-type="float" office:value="0.974529047209396" calcext:value-type="float">
            <text:p>0,974529047209396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1.012071" calcext:value-type="float">
            <text:p>1,012071</text:p>
          </table:table-cell>
          <table:table-cell table:style-name="ce10" table:formula="of:=[.B8]/[.O4]" office:value-type="float" office:value="1.47013203619114" calcext:value-type="float">
            <text:p>1,4701320</text:p>
          </table:table-cell>
          <table:table-cell table:style-name="ce3"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55082" calcext:value-type="float">
            <text:p>0,55508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125121" calcext:value-type="float">
            <text:p>0,125121</text:p>
          </table:table-cell>
          <table:table-cell table:style-name="ce10" table:formula="of:=[.B4]/[.E5]" office:value-type="float" office:value="2.14956721893207" calcext:value-type="float">
            <text:p>2,1495672</text:p>
          </table:table-cell>
          <table:table-cell table:style-name="ce3" table:formula="of:=[.F5]/[.D5]" office:value-type="float" office:value="0.537391804733019" calcext:value-type="float">
            <text:p>0,53739180473301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254704" calcext:value-type="float">
            <text:p>0,254704</text:p>
          </table:table-cell>
          <table:table-cell table:style-name="ce3" table:formula="of:=[.B5]/[.J5]" office:value-type="float" office:value="2.17932187951504" calcext:value-type="float">
            <text:p>2,17932187951504</text:p>
          </table:table-cell>
          <table:table-cell table:style-name="ce3" table:formula="of:=[.K5]/[.I5]" office:value-type="float" office:value="0.544830469878761" calcext:value-type="float">
            <text:p>0,54483046987876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636237" calcext:value-type="float">
            <text:p>0,636237</text:p>
          </table:table-cell>
          <table:table-cell table:style-name="ce10" table:formula="of:=[.B8]/[.O5]" office:value-type="float" office:value="2.33855937331529" calcext:value-type="float">
            <text:p>2,3385594</text:p>
          </table:table-cell>
          <table:table-cell table:style-name="ce3"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51818" calcext:value-type="float">
            <text:p>0,851818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127196" calcext:value-type="float">
            <text:p>0,127196</text:p>
          </table:table-cell>
          <table:table-cell table:style-name="ce10" table:formula="of:=[.B4]/[.E6]" office:value-type="float" office:value="2.11450045598918" calcext:value-type="float">
            <text:p>2,1145005</text:p>
          </table:table-cell>
          <table:table-cell table:style-name="ce3" table:formula="of:=[.F6]/[.D6]" office:value-type="float" office:value="0.352416742664864" calcext:value-type="float">
            <text:p>0,352416742664864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2456" calcext:value-type="float">
            <text:p>0,2456</text:p>
          </table:table-cell>
          <table:table-cell table:style-name="ce3" table:formula="of:=[.B5]/[.J6]" office:value-type="float" office:value="2.26010586319218" calcext:value-type="float">
            <text:p>2,26010586319218</text:p>
          </table:table-cell>
          <table:table-cell table:style-name="ce3" table:formula="of:=[.K6]/[.I6]" office:value-type="float" office:value="0.37668431053203" calcext:value-type="float">
            <text:p>0,3766843105320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603846" calcext:value-type="float">
            <text:p>0,603846</text:p>
          </table:table-cell>
          <table:table-cell table:style-name="ce10" table:formula="of:=[.B8]/[.O6]" office:value-type="float" office:value="2.46400241121081" calcext:value-type="float">
            <text:p>2,4640024</text:p>
          </table:table-cell>
          <table:table-cell table:style-name="ce3"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250625" calcext:value-type="float">
            <text:p>1,25062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112941" calcext:value-type="float">
            <text:p>0,112941</text:p>
          </table:table-cell>
          <table:table-cell table:style-name="ce11" table:formula="of:=[.B4]/[.E7]" office:value-type="float" office:value="2.38138497091402" calcext:value-type="float">
            <text:p>2,381</text:p>
          </table:table-cell>
          <table:table-cell table:style-name="ce3" table:formula="of:=[.F7]/[.D7]" office:value-type="float" office:value="0.297673121364252" calcext:value-type="float">
            <text:p>0,297673121364252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239181" calcext:value-type="float">
            <text:p>0,239181</text:p>
          </table:table-cell>
          <table:table-cell table:style-name="ce3" table:formula="of:=[.B5]/[.J7]" office:value-type="float" office:value="2.32076126448171" calcext:value-type="float">
            <text:p>2,32076126448171</text:p>
          </table:table-cell>
          <table:table-cell table:style-name="ce3" table:formula="of:=[.K7]/[.I7]" office:value-type="float" office:value="0.290095158060214" calcext:value-type="float">
            <text:p>0,29009515806021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598167" calcext:value-type="float">
            <text:p>0,598167</text:p>
          </table:table-cell>
          <table:table-cell table:style-name="ce11" table:formula="of:=[.B8]/[.O7]" office:value-type="float" office:value="2.48739566040922" calcext:value-type="float">
            <text:p>2,487</text:p>
          </table:table-cell>
          <table:table-cell table:style-name="ce3"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487878" calcext:value-type="float">
            <text:p>1,487878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1905" calcext:value-type="float">
            <text:p>0,1905</text:p>
          </table:table-cell>
          <table:table-cell table:style-name="ce12" table:formula="of:=[.B4]/[.E8]" office:value-type="float" office:value="1.41184251968504" calcext:value-type="float">
            <text:p>1,412</text:p>
          </table:table-cell>
          <table:table-cell table:style-name="ce3" table:formula="of:=[.F8]/[.D8]" office:value-type="float" office:value="0.141184251968504" calcext:value-type="float">
            <text:p>0,141184251968504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227072" calcext:value-type="float">
            <text:p>0,227072</text:p>
          </table:table-cell>
          <table:table-cell table:style-name="ce3" table:formula="of:=[.B5]/[.J8]" office:value-type="float" office:value="2.44451979988726" calcext:value-type="float">
            <text:p>2,44451979988726</text:p>
          </table:table-cell>
          <table:table-cell table:style-name="ce3" table:formula="of:=[.K8]/[.I8]" office:value-type="float" office:value="0.244451979988726" calcext:value-type="float">
            <text:p>0,24445197998872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60471" calcext:value-type="float">
            <text:p>0,60471</text:p>
          </table:table-cell>
          <table:table-cell table:style-name="ce12" table:formula="of:=[.B8]/[.O8]" office:value-type="float" office:value="2.46048188387822" calcext:value-type="float">
            <text:p>2,460</text:p>
          </table:table-cell>
          <table:table-cell table:style-name="ce3"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4" office:value-type="float" office:value="600000000" calcext:value-type="float">
            <text:p>6,00E+08</text:p>
          </table:table-cell>
          <table:table-cell table:style-name="ce3" office:value-type="float" office:value="1.69872" calcext:value-type="float">
            <text:p>1,69872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00000000" calcext:value-type="float" table:number-columns-spanned="2" table:number-rows-spanned="1">
            <text:p>3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400000000" calcext:value-type="float" table:number-columns-spanned="2" table:number-rows-spanned="1">
            <text:p>4,00E+08</text:p>
          </table:table-cell>
          <table:covered-table-cell table:style-name="ce17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600000000" calcext:value-type="float" table:number-columns-spanned="2" table:number-rows-spanned="1">
            <text:p>6,00E+08</text:p>
          </table:table-cell>
          <table:covered-table-cell table:style-name="ce17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439476" calcext:value-type="float">
            <text:p>0,439476</text:p>
          </table:table-cell>
          <table:table-cell table:style-name="ce3" table:formula="of:=[.B6]/[.E14]" office:value-type="float" office:value="1.9382582894174" calcext:value-type="float">
            <text:p>1,9382582894174</text:p>
          </table:table-cell>
          <table:table-cell table:style-name="ce3" table:formula="of:=[.F14]/[.D14]" office:value-type="float" office:value="0.969129144708699" calcext:value-type="float">
            <text:p>0,96912914470869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0.55804" calcext:value-type="float">
            <text:p>0,55804</text:p>
          </table:table-cell>
          <table:table-cell table:style-name="ce10" table:formula="of:=[.B7]/[.J14]" office:value-type="float" office:value="2.24110278833058" calcext:value-type="float">
            <text:p>2,2411028</text:p>
          </table:table-cell>
          <table:table-cell table:style-name="ce3" table:formula="of:=[.K14]/[.I14]" office:value-type="float" office:value="1.12055139416529" calcext:value-type="float">
            <text:p>1,1205513941652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0.935627" calcext:value-type="float">
            <text:p>0,935627</text:p>
          </table:table-cell>
          <table:table-cell table:style-name="ce10" table:formula="of:=[.B9]/[.O14]" office:value-type="float" office:value="1.81559531736472" calcext:value-type="float">
            <text:p>1,8155953</text:p>
          </table:table-cell>
          <table:table-cell table:style-name="ce3"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10151" calcext:value-type="float">
            <text:p>0,410151</text:p>
          </table:table-cell>
          <table:table-cell table:style-name="ce3" table:formula="of:=[.B6]/[.E15]" office:value-type="float" office:value="2.07683999307572" calcext:value-type="float">
            <text:p>2,07683999307572</text:p>
          </table:table-cell>
          <table:table-cell table:style-name="ce3" table:formula="of:=[.F15]/[.D15]" office:value-type="float" office:value="0.51920999826893" calcext:value-type="float">
            <text:p>0,5192099982689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66917" calcext:value-type="float">
            <text:p>0,466917</text:p>
          </table:table-cell>
          <table:table-cell table:style-name="ce10" table:formula="of:=[.B7]/[.J15]" office:value-type="float" office:value="2.67847390435559" calcext:value-type="float">
            <text:p>2,6784739</text:p>
          </table:table-cell>
          <table:table-cell table:style-name="ce3" table:formula="of:=[.K15]/[.I15]" office:value-type="float" office:value="0.669618476088898" calcext:value-type="float">
            <text:p>0,66961847608889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767372" calcext:value-type="float">
            <text:p>0,767372</text:p>
          </table:table-cell>
          <table:table-cell table:style-name="ce10" table:formula="of:=[.B9]/[.O15]" office:value-type="float" office:value="2.21368514879354" calcext:value-type="float">
            <text:p>2,2136851</text:p>
          </table:table-cell>
          <table:table-cell table:style-name="ce3"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387029" calcext:value-type="float">
            <text:p>0,387029</text:p>
          </table:table-cell>
          <table:table-cell table:style-name="ce3" table:formula="of:=[.B6]/[.E16]" office:value-type="float" office:value="2.20091517689889" calcext:value-type="float">
            <text:p>2,20091517689889</text:p>
          </table:table-cell>
          <table:table-cell table:style-name="ce3" table:formula="of:=[.F16]/[.D16]" office:value-type="float" office:value="0.366819196149815" calcext:value-type="float">
            <text:p>0,366819196149815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481428" calcext:value-type="float">
            <text:p>0,481428</text:p>
          </table:table-cell>
          <table:table-cell table:style-name="ce10" table:formula="of:=[.B7]/[.J16]" office:value-type="float" office:value="2.59774047209552" calcext:value-type="float">
            <text:p>2,5977405</text:p>
          </table:table-cell>
          <table:table-cell table:style-name="ce3" table:formula="of:=[.K16]/[.I16]" office:value-type="float" office:value="0.432956745349253" calcext:value-type="float">
            <text:p>0,43295674534925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672903" calcext:value-type="float">
            <text:p>0,672903</text:p>
          </table:table-cell>
          <table:table-cell table:style-name="ce10" table:formula="of:=[.B9]/[.O16]" office:value-type="float" office:value="2.52446489315696" calcext:value-type="float">
            <text:p>2,5244649</text:p>
          </table:table-cell>
          <table:table-cell table:style-name="ce3"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341625" calcext:value-type="float">
            <text:p>0,341625</text:p>
          </table:table-cell>
          <table:table-cell table:style-name="ce3" table:formula="of:=[.B6]/[.E17]" office:value-type="float" office:value="2.49342993047933" calcext:value-type="float">
            <text:p>2,49342993047933</text:p>
          </table:table-cell>
          <table:table-cell table:style-name="ce3" table:formula="of:=[.F17]/[.D17]" office:value-type="float" office:value="0.311678741309916" calcext:value-type="float">
            <text:p>0,31167874130991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458957" calcext:value-type="float">
            <text:p>0,458957</text:p>
          </table:table-cell>
          <table:table-cell table:style-name="ce11" table:formula="of:=[.B7]/[.J17]" office:value-type="float" office:value="2.72492847913857" calcext:value-type="float">
            <text:p>2,725</text:p>
          </table:table-cell>
          <table:table-cell table:style-name="ce3" table:formula="of:=[.K17]/[.I17]" office:value-type="float" office:value="0.340616059892321" calcext:value-type="float">
            <text:p>0,34061605989232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722787" calcext:value-type="float">
            <text:p>0,722787</text:p>
          </table:table-cell>
          <table:table-cell table:style-name="ce11" table:formula="of:=[.B9]/[.O17]" office:value-type="float" office:value="2.35023596163185" calcext:value-type="float">
            <text:p>2,350</text:p>
          </table:table-cell>
          <table:table-cell table:style-name="ce3"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36773" calcext:value-type="float">
            <text:p>0,36773</text:p>
          </table:table-cell>
          <table:table-cell table:style-name="ce3" table:formula="of:=[.B6]/[.E18]" office:value-type="float" office:value="2.31642237511217" calcext:value-type="float">
            <text:p>2,31642237511217</text:p>
          </table:table-cell>
          <table:table-cell table:style-name="ce3" table:formula="of:=[.F18]/[.D18]" office:value-type="float" office:value="0.231642237511217" calcext:value-type="float">
            <text:p>0,231642237511217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474322" calcext:value-type="float">
            <text:p>0,474322</text:p>
          </table:table-cell>
          <table:table-cell table:style-name="ce12" table:formula="of:=[.B7]/[.J18]" office:value-type="float" office:value="2.63665821952176" calcext:value-type="float">
            <text:p>2,637</text:p>
          </table:table-cell>
          <table:table-cell table:style-name="ce3" table:formula="of:=[.K18]/[.I18]" office:value-type="float" office:value="0.263665821952176" calcext:value-type="float">
            <text:p>0,26366582195217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720144" calcext:value-type="float">
            <text:p>0,720144</text:p>
          </table:table-cell>
          <table:table-cell table:style-name="ce12" table:formula="of:=[.B9]/[.O18]" office:value-type="float" office:value="2.35886156102113" calcext:value-type="float">
            <text:p>2,359</text:p>
          </table:table-cell>
          <table:table-cell table:style-name="ce3"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30"/>
          <table:table-cell table:number-columns-repeated="18"/>
        </table:table-row>
      </table:table>
      <table:table table:name="norma_frobeniu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10000" calcext:value-type="float" table:number-columns-spanned="2" table:number-rows-spanned="1">
            <text:p>1,00E+04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20000" calcext:value-type="float" table:number-columns-spanned="2" table:number-rows-spanned="1">
            <text:p>2,00E+04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4000" calcext:value-type="float" table:number-columns-spanned="2" table:number-rows-spanned="1">
            <text:p>3,40E+04</text:p>
          </table:table-cell>
          <table:covered-table-cell table:style-name="ce17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7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" calcext:value-type="float">
            <text:p>1,00E+04</text:p>
          </table:table-cell>
          <table:table-cell table:style-name="ce6" office:value-type="float" office:value="0.83119" calcext:value-type="float">
            <text:p>0,8311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453115" calcext:value-type="float">
            <text:p>0,453115</text:p>
          </table:table-cell>
          <table:table-cell table:style-name="ce10" table:formula="of:=[.B4]/[.E4]" office:value-type="float" office:value="1.83439082793551" calcext:value-type="float">
            <text:p>1,8343908</text:p>
          </table:table-cell>
          <table:table-cell table:style-name="ce3" table:formula="of:=[.F4]/[.D4]" office:value-type="float" office:value="0.917195413967757" calcext:value-type="float">
            <text:p>0,917195413967757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1.833399" calcext:value-type="float">
            <text:p>1,833399</text:p>
          </table:table-cell>
          <table:table-cell table:style-name="ce3" table:formula="of:=[.B5]/[.J4]" office:value-type="float" office:value="1.82243799631177" calcext:value-type="float">
            <text:p>1,82243799631177</text:p>
          </table:table-cell>
          <table:table-cell table:style-name="ce3" table:formula="of:=[.K4]/[.I4]" office:value-type="float" office:value="0.911218998155884" calcext:value-type="float">
            <text:p>0,911218998155884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5.033985" calcext:value-type="float">
            <text:p>5,033985</text:p>
          </table:table-cell>
          <table:table-cell table:style-name="ce10" table:formula="of:=[.B8]/[.O4]" office:value-type="float" office:value="1.90077364155833" calcext:value-type="float">
            <text:p>1,9007736</text:p>
          </table:table-cell>
          <table:table-cell table:style-name="ce3" table:formula="of:=[.P4]/[.N4]" office:value-type="float" office:value="0.950386820779164" calcext:value-type="float">
            <text:p>0,950386820779164</text:p>
          </table:table-cell>
          <table:table-cell table:number-columns-repeated="6"/>
        </table:table-row>
        <table:table-row table:style-name="ro2">
          <table:table-cell table:style-name="ce4" office:value-type="float" office:value="20000" calcext:value-type="float">
            <text:p>2,00E+04</text:p>
          </table:table-cell>
          <table:table-cell table:style-name="ce3" office:value-type="float" office:value="3.341256" calcext:value-type="float">
            <text:p>3,34125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23765" calcext:value-type="float">
            <text:p>0,423765</text:p>
          </table:table-cell>
          <table:table-cell table:style-name="ce10" table:formula="of:=[.B4]/[.E5]" office:value-type="float" office:value="1.96144089294774" calcext:value-type="float">
            <text:p>1,9614409</text:p>
          </table:table-cell>
          <table:table-cell table:style-name="ce3" table:formula="of:=[.F5]/[.D5]" office:value-type="float" office:value="0.490360223236936" calcext:value-type="float">
            <text:p>0,49036022323693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1.714915" calcext:value-type="float">
            <text:p>1,714915</text:p>
          </table:table-cell>
          <table:table-cell table:style-name="ce3" table:formula="of:=[.B5]/[.J5]" office:value-type="float" office:value="1.94835079289644" calcext:value-type="float">
            <text:p>1,94835079289644</text:p>
          </table:table-cell>
          <table:table-cell table:style-name="ce3" table:formula="of:=[.K5]/[.I5]" office:value-type="float" office:value="0.48708769822411" calcext:value-type="float">
            <text:p>0,4870876982241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4.992354" calcext:value-type="float">
            <text:p>4,992354</text:p>
          </table:table-cell>
          <table:table-cell table:style-name="ce10" table:formula="of:=[.B8]/[.O5]" office:value-type="float" office:value="1.91662410157613" calcext:value-type="float">
            <text:p>1,9166241</text:p>
          </table:table-cell>
          <table:table-cell table:style-name="ce3" table:formula="of:=[.P5]/[.N5]" office:value-type="float" office:value="0.479156025394033" calcext:value-type="float">
            <text:p>0,479156025394033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7.648171" calcext:value-type="float">
            <text:p>7,648171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424238" calcext:value-type="float">
            <text:p>0,424238</text:p>
          </table:table-cell>
          <table:table-cell table:style-name="ce10" table:formula="of:=[.B4]/[.E6]" office:value-type="float" office:value="1.9592540036489" calcext:value-type="float">
            <text:p>1,9592540</text:p>
          </table:table-cell>
          <table:table-cell table:style-name="ce3" table:formula="of:=[.F6]/[.D6]" office:value-type="float" office:value="0.326542333941482" calcext:value-type="float">
            <text:p>0,326542333941482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1.669412" calcext:value-type="float">
            <text:p>1,669412</text:p>
          </table:table-cell>
          <table:table-cell table:style-name="ce3" table:formula="of:=[.B5]/[.J6]" office:value-type="float" office:value="2.00145680035845" calcext:value-type="float">
            <text:p>2,00145680035845</text:p>
          </table:table-cell>
          <table:table-cell table:style-name="ce3" table:formula="of:=[.K6]/[.I6]" office:value-type="float" office:value="0.333576133393075" calcext:value-type="float">
            <text:p>0,333576133393075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4.862068" calcext:value-type="float">
            <text:p>4,862068</text:p>
          </table:table-cell>
          <table:table-cell table:style-name="ce10" table:formula="of:=[.B8]/[.O6]" office:value-type="float" office:value="1.96798275959941" calcext:value-type="float">
            <text:p>1,9679828</text:p>
          </table:table-cell>
          <table:table-cell table:style-name="ce3" table:formula="of:=[.P6]/[.N6]" office:value-type="float" office:value="0.327997126599902" calcext:value-type="float">
            <text:p>0,327997126599902</text:p>
          </table:table-cell>
          <table:table-cell table:number-columns-repeated="6"/>
        </table:table-row>
        <table:table-row table:style-name="ro2">
          <table:table-cell table:style-name="ce4" office:value-type="float" office:value="32000" calcext:value-type="float">
            <text:p>3,20E+04</text:p>
          </table:table-cell>
          <table:table-cell table:style-name="ce7" office:value-type="float" office:value="8.459433" calcext:value-type="float">
            <text:p>8,45943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420236" calcext:value-type="float">
            <text:p>0,420236</text:p>
          </table:table-cell>
          <table:table-cell table:style-name="ce11" table:formula="of:=[.B4]/[.E7]" office:value-type="float" office:value="1.97791241112137" calcext:value-type="float">
            <text:p>1,978</text:p>
          </table:table-cell>
          <table:table-cell table:style-name="ce3" table:formula="of:=[.F7]/[.D7]" office:value-type="float" office:value="0.247239051390171" calcext:value-type="float">
            <text:p>0,24723905139017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1.654097" calcext:value-type="float">
            <text:p>1,654097</text:p>
          </table:table-cell>
          <table:table-cell table:style-name="ce3" table:formula="of:=[.B5]/[.J7]" office:value-type="float" office:value="2.01998794508424" calcext:value-type="float">
            <text:p>2,01998794508424</text:p>
          </table:table-cell>
          <table:table-cell table:style-name="ce3" table:formula="of:=[.K7]/[.I7]" office:value-type="float" office:value="0.252498493135529" calcext:value-type="float">
            <text:p>0,25249849313552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4.843687" calcext:value-type="float">
            <text:p>4,843687</text:p>
          </table:table-cell>
          <table:table-cell table:style-name="ce11" table:formula="of:=[.B8]/[.O7]" office:value-type="float" office:value="1.97545093231664" calcext:value-type="float">
            <text:p>1,975</text:p>
          </table:table-cell>
          <table:table-cell table:style-name="ce3" table:formula="of:=[.P7]/[.N7]" office:value-type="float" office:value="0.24693136653958" calcext:value-type="float">
            <text:p>0,24693136653958</text:p>
          </table:table-cell>
          <table:table-cell table:number-columns-repeated="6"/>
        </table:table-row>
        <table:table-row table:style-name="ro2">
          <table:table-cell table:style-name="ce4" office:value-type="float" office:value="34000" calcext:value-type="float">
            <text:p>3,40E+04</text:p>
          </table:table-cell>
          <table:table-cell table:style-name="ce3" office:value-type="float" office:value="9.568466" calcext:value-type="float">
            <text:p>9,56846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415213" calcext:value-type="float">
            <text:p>0,415213</text:p>
          </table:table-cell>
          <table:table-cell table:style-name="ce12" table:formula="of:=[.B4]/[.E8]" office:value-type="float" office:value="2.00184001945989" calcext:value-type="float">
            <text:p>2,002</text:p>
          </table:table-cell>
          <table:table-cell table:style-name="ce3" table:formula="of:=[.F8]/[.D8]" office:value-type="float" office:value="0.200184001945989" calcext:value-type="float">
            <text:p>0,200184001945989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1.752452" calcext:value-type="float">
            <text:p>1,752452</text:p>
          </table:table-cell>
          <table:table-cell table:style-name="ce3" table:formula="of:=[.B5]/[.J8]" office:value-type="float" office:value="1.90661769908677" calcext:value-type="float">
            <text:p>1,90661769908677</text:p>
          </table:table-cell>
          <table:table-cell table:style-name="ce3" table:formula="of:=[.K8]/[.I8]" office:value-type="float" office:value="0.190661769908677" calcext:value-type="float">
            <text:p>0,190661769908677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4.995413" calcext:value-type="float">
            <text:p>4,995413</text:p>
          </table:table-cell>
          <table:table-cell table:style-name="ce12" table:formula="of:=[.B8]/[.O8]" office:value-type="float" office:value="1.91545043422836" calcext:value-type="float">
            <text:p>1,915</text:p>
          </table:table-cell>
          <table:table-cell table:style-name="ce3" table:formula="of:=[.P8]/[.N8]" office:value-type="float" office:value="0.191545043422836" calcext:value-type="float">
            <text:p>0,191545043422836</text:p>
          </table:table-cell>
          <table:table-cell table:number-columns-repeated="6"/>
        </table:table-row>
        <table:table-row table:style-name="ro2">
          <table:table-cell table:style-name="ce4" office:value-type="float" office:value="36000" calcext:value-type="float">
            <text:p>3,60E+04</text:p>
          </table:table-cell>
          <table:table-cell table:style-name="ce3" office:value-type="float" office:value="11.05188" calcext:value-type="float">
            <text:p>11,05188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0000" calcext:value-type="float" table:number-columns-spanned="2" table:number-rows-spanned="1">
            <text:p>3,00E+04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2000" calcext:value-type="float" table:number-columns-spanned="2" table:number-rows-spanned="1">
            <text:p>3,20E+04</text:p>
          </table:table-cell>
          <table:covered-table-cell table:style-name="ce17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6000" calcext:value-type="float" table:number-columns-spanned="2" table:number-rows-spanned="1">
            <text:p>3,60E+04</text:p>
          </table:table-cell>
          <table:covered-table-cell table:style-name="ce17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6" office:value-type="float" office:value="3.989793" calcext:value-type="float">
            <text:p>3,989793</text:p>
          </table:table-cell>
          <table:table-cell table:style-name="ce3" table:formula="of:=[.B6]/[.E14]" office:value-type="float" office:value="1.91693428706702" calcext:value-type="float">
            <text:p>1,91693428706702</text:p>
          </table:table-cell>
          <table:table-cell table:style-name="ce3" table:formula="of:=[.F14]/[.D14]" office:value-type="float" office:value="0.958467143533512" calcext:value-type="float">
            <text:p>0,958467143533512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4.436286" calcext:value-type="float">
            <text:p>4,436286</text:p>
          </table:table-cell>
          <table:table-cell table:style-name="ce10" table:formula="of:=[.B7]/[.J14]" office:value-type="float" office:value="1.90687277601129" calcext:value-type="float">
            <text:p>1,9068728</text:p>
          </table:table-cell>
          <table:table-cell table:style-name="ce3" table:formula="of:=[.K14]/[.I14]" office:value-type="float" office:value="0.953436388005643" calcext:value-type="float">
            <text:p>0,953436388005643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5.531799" calcext:value-type="float">
            <text:p>5,531799</text:p>
          </table:table-cell>
          <table:table-cell table:style-name="ce10" table:formula="of:=[.B9]/[.O14]" office:value-type="float" office:value="1.9978817017755" calcext:value-type="float">
            <text:p>1,9978817</text:p>
          </table:table-cell>
          <table:table-cell table:style-name="ce3" table:formula="of:=[.P14]/[.N14]" office:value-type="float" office:value="0.998940850887749" calcext:value-type="float">
            <text:p>0,99894085088774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6" office:value-type="float" office:value="3.785263" calcext:value-type="float">
            <text:p>3,785263</text:p>
          </table:table-cell>
          <table:table-cell table:style-name="ce3" table:formula="of:=[.B6]/[.E15]" office:value-type="float" office:value="2.02051244523828" calcext:value-type="float">
            <text:p>2,02051244523828</text:p>
          </table:table-cell>
          <table:table-cell table:style-name="ce3" table:formula="of:=[.F15]/[.D15]" office:value-type="float" office:value="0.505128111309571" calcext:value-type="float">
            <text:p>0,50512811130957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4.258651" calcext:value-type="float">
            <text:p>4,258651</text:p>
          </table:table-cell>
          <table:table-cell table:style-name="ce10" table:formula="of:=[.B7]/[.J15]" office:value-type="float" office:value="1.98641142465067" calcext:value-type="float">
            <text:p>1,9864114</text:p>
          </table:table-cell>
          <table:table-cell table:style-name="ce3" table:formula="of:=[.K15]/[.I15]" office:value-type="float" office:value="0.496602856162667" calcext:value-type="float">
            <text:p>0,49660285616266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5.314117" calcext:value-type="float">
            <text:p>5,314117</text:p>
          </table:table-cell>
          <table:table-cell table:style-name="ce10" table:formula="of:=[.B9]/[.O15]" office:value-type="float" office:value="2.07972086425647" calcext:value-type="float">
            <text:p>2,0797209</text:p>
          </table:table-cell>
          <table:table-cell table:style-name="ce3" table:formula="of:=[.P15]/[.N15]" office:value-type="float" office:value="0.519930216064118" calcext:value-type="float">
            <text:p>0,51993021606411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6" office:value-type="float" office:value="3.795242" calcext:value-type="float">
            <text:p>3,795242</text:p>
          </table:table-cell>
          <table:table-cell table:style-name="ce3" table:formula="of:=[.B6]/[.E16]" office:value-type="float" office:value="2.01519982124987" calcext:value-type="float">
            <text:p>2,01519982124987</text:p>
          </table:table-cell>
          <table:table-cell table:style-name="ce3" table:formula="of:=[.F16]/[.D16]" office:value-type="float" office:value="0.335866636874978" calcext:value-type="float">
            <text:p>0,335866636874978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4.240034" calcext:value-type="float">
            <text:p>4,240034</text:p>
          </table:table-cell>
          <table:table-cell table:style-name="ce10" table:formula="of:=[.B7]/[.J16]" office:value-type="float" office:value="1.99513329374246" calcext:value-type="float">
            <text:p>1,9951333</text:p>
          </table:table-cell>
          <table:table-cell table:style-name="ce3" table:formula="of:=[.K16]/[.I16]" office:value-type="float" office:value="0.332522215623743" calcext:value-type="float">
            <text:p>0,33252221562374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5.32217" calcext:value-type="float">
            <text:p>5,32217</text:p>
          </table:table-cell>
          <table:table-cell table:style-name="ce10" table:formula="of:=[.B9]/[.O16]" office:value-type="float" office:value="2.07657402901448" calcext:value-type="float">
            <text:p>2,0765740</text:p>
          </table:table-cell>
          <table:table-cell table:style-name="ce3" table:formula="of:=[.P16]/[.N16]" office:value-type="float" office:value="0.346095671502413" calcext:value-type="float">
            <text:p>0,346095671502413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9" office:value-type="float" office:value="3.737094" calcext:value-type="float">
            <text:p>3,737094</text:p>
          </table:table-cell>
          <table:table-cell table:style-name="ce3" table:formula="of:=[.B6]/[.E17]" office:value-type="float" office:value="2.0465556927388" calcext:value-type="float">
            <text:p>2,0465556927388</text:p>
          </table:table-cell>
          <table:table-cell table:style-name="ce3" table:formula="of:=[.F17]/[.D17]" office:value-type="float" office:value="0.25581946159235" calcext:value-type="float">
            <text:p>0,2558194615923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4.296221" calcext:value-type="float">
            <text:p>4,296221</text:p>
          </table:table-cell>
          <table:table-cell table:style-name="ce11" table:formula="of:=[.B7]/[.J17]" office:value-type="float" office:value="1.96904046602817" calcext:value-type="float">
            <text:p>1,969</text:p>
          </table:table-cell>
          <table:table-cell table:style-name="ce3" table:formula="of:=[.K17]/[.I17]" office:value-type="float" office:value="0.246130058253521" calcext:value-type="float">
            <text:p>0,24613005825352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5.280293" calcext:value-type="float">
            <text:p>5,280293</text:p>
          </table:table-cell>
          <table:table-cell table:style-name="ce11" table:formula="of:=[.B9]/[.O17]" office:value-type="float" office:value="2.09304294288215" calcext:value-type="float">
            <text:p>2,093</text:p>
          </table:table-cell>
          <table:table-cell table:style-name="ce3" table:formula="of:=[.P17]/[.N17]" office:value-type="float" office:value="0.261630367860268" calcext:value-type="float">
            <text:p>0,26163036786026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3.758245" calcext:value-type="float">
            <text:p>3,758245</text:p>
          </table:table-cell>
          <table:table-cell table:style-name="ce3" table:formula="of:=[.B6]/[.E18]" office:value-type="float" office:value="2.03503789667784" calcext:value-type="float">
            <text:p>2,03503789667784</text:p>
          </table:table-cell>
          <table:table-cell table:style-name="ce3" table:formula="of:=[.F18]/[.D18]" office:value-type="float" office:value="0.203503789667784" calcext:value-type="float">
            <text:p>0,203503789667784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4.435961" calcext:value-type="float">
            <text:p>4,435961</text:p>
          </table:table-cell>
          <table:table-cell table:style-name="ce12" table:formula="of:=[.B7]/[.J18]" office:value-type="float" office:value="1.90701248275176" calcext:value-type="float">
            <text:p>1,907</text:p>
          </table:table-cell>
          <table:table-cell table:style-name="ce3" table:formula="of:=[.K18]/[.I18]" office:value-type="float" office:value="0.190701248275176" calcext:value-type="float">
            <text:p>0,19070124827517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5.263046" calcext:value-type="float">
            <text:p>5,263046</text:p>
          </table:table-cell>
          <table:table-cell table:style-name="ce12" table:formula="of:=[.B9]/[.O18]" office:value-type="float" office:value="2.0999018439132" calcext:value-type="float">
            <text:p>2,100</text:p>
          </table:table-cell>
          <table:table-cell table:style-name="ce3" table:formula="of:=[.P18]/[.N18]" office:value-type="float" office:value="0.20999018439132" calcext:value-type="float">
            <text:p>0,20999018439132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30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1:47:02.1458629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51:11.004054748</meta:creation-date>
    <meta:editing-duration>PT4H28M40S</meta:editing-duration>
    <meta:editing-cycles>12</meta:editing-cycles>
    <meta:generator>LibreOffice/6.0.7.3$Linux_X86_64 LibreOffice_project/00m0$Build-3</meta:generator>
    <dc:date>2019-10-29T12:13:23.653300330</dc:date>
    <meta:document-statistic meta:table-count="3" meta:cell-count="552" meta:object-count="0"/>
  </office:meta>
</office:document-meta>
</file>